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acterEncodingFilterTests.setForceEncodingOnRequest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haracterEncodingFilterTests.withBeanInitial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haracterEncodingFilterTests.encodingIfEmptyAndNotForc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haracterEncodingFilterTests.filteredName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EncodingFilterTests.doesNotIfEncodingIsNotEmptyAndNotForc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haracterEncodingFilterTests.withIncompleteInitial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haracterEncodingFilterTests.forceEncodingAlwaysSets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